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Method.getFormalTyp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ptMethod.AptMethod( MethodDeclaration methodDecl , TwoPhaseAnnotationProcessor 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ptMethod.getDefaul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ethod.hasParameterizedArgu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Method.getDefaultReturnValue( HashMap &lt; String , TypeMirror &gt; typeBin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tMethod.addInterceptorServices( Collection &lt; String &gt; interceptorServi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Method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Method.getThrows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tMethod.getAr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Method.getArgTyp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ptMethod.getInterceptorServic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ethod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ethod.getInterceptorDec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t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ethod.getArgList( boolean quoteDelimi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ptMethod.getArgDecl( HashMap &lt; String , TypeMirror &gt; bindingMa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ptMethod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ptMethod.getFeatur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Method.getThrowsClau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tMethod.is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tMethod.getReturnType( HashMap &lt; String , TypeMirror &gt; binding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tMethod.getArg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